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4"/>
          <table:table-cell table:style-name="ce1" office:value-type="string" calcext:value-type="string">
            <text:p>tot solutions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1_1</text:p>
          </table:table-cell>
          <table:table-cell/>
          <table:table-cell office:value-type="float" office:value="0.005537" calcext:value-type="float">
            <text:p>0.005537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float" office:value="0.057675" calcext:value-type="float">
            <text:p>0.0576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2_1</text:p>
          </table:table-cell>
          <table:table-cell/>
          <table:table-cell office:value-type="float" office:value="0.002147" calcext:value-type="float">
            <text:p>0.002147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0.00193" calcext:value-type="float">
            <text:p>0.00193</text:p>
          </table:table-cell>
          <table:table-cell/>
          <table:table-cell office:value-type="float" office:value="0.012981" calcext:value-type="float">
            <text:p>0.0129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3_1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float" office:value="0.014325" calcext:value-type="float">
            <text:p>0.014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4_1</text:p>
          </table:table-cell>
          <table:table-cell/>
          <table:table-cell office:value-type="float" office:value="0.004345" calcext:value-type="float">
            <text:p>0.004345</text:p>
          </table:table-cell>
          <table:table-cell office:value-type="float" office:value="0.719393" calcext:value-type="float">
            <text:p>0.719393</text:p>
          </table:table-cell>
          <table:table-cell office:value-type="float" office:value="6.253667" calcext:value-type="float">
            <text:p>6.253667</text:p>
          </table:table-cell>
          <table:table-cell office:value-type="float" office:value="0.027416" calcext:value-type="float">
            <text:p>0.027416</text:p>
          </table:table-cell>
          <table:table-cell/>
          <table:table-cell office:value-type="float" office:value="0.009317" calcext:value-type="float">
            <text:p>0.009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5_1</text:p>
          </table:table-cell>
          <table:table-cell/>
          <table:table-cell office:value-type="float" office:value="0.005824" calcext:value-type="float">
            <text:p>0.005824</text:p>
          </table:table-cell>
          <table:table-cell office:value-type="float" office:value="0.416769" calcext:value-type="float">
            <text:p>0.416769</text:p>
          </table:table-cell>
          <table:table-cell office:value-type="float" office:value="12.035658" calcext:value-type="float">
            <text:p>12.035658</text:p>
          </table:table-cell>
          <table:table-cell office:value-type="float" office:value="0.00602" calcext:value-type="float">
            <text:p>0.00602</text:p>
          </table:table-cell>
          <table:table-cell/>
          <table:table-cell office:value-type="float" office:value="0.056528" calcext:value-type="float">
            <text:p>0.056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office:value-type="float" office:value="0.50759" calcext:value-type="float">
            <text:p>0.50759</text:p>
          </table:table-cell>
          <table:table-cell/>
          <table:table-cell office:value-type="float" office:value="14.827843" calcext:value-type="float">
            <text:p>14.827843</text:p>
          </table:table-cell>
          <table:table-cell office:value-type="float" office:value="0.692668" calcext:value-type="float">
            <text:p>0.692668</text:p>
          </table:table-cell>
          <table:table-cell/>
          <table:table-cell office:value-type="float" office:value="9.59688" calcext:value-type="float">
            <text:p>9.59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office:value-type="float" office:value="0.022886" calcext:value-type="float">
            <text:p>0.022886</text:p>
          </table:table-cell>
          <table:table-cell/>
          <table:table-cell office:value-type="float" office:value="24.652256" calcext:value-type="float">
            <text:p>24.652256</text:p>
          </table:table-cell>
          <table:table-cell office:value-type="float" office:value="0.023355" calcext:value-type="float">
            <text:p>0.023355</text:p>
          </table:table-cell>
          <table:table-cell/>
          <table:table-cell office:value-type="float" office:value="0.02451" calcext:value-type="float">
            <text:p>0.024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8_1</text:p>
          </table:table-cell>
          <table:table-cell/>
          <table:table-cell office:value-type="float" office:value="0.017743" calcext:value-type="float">
            <text:p>0.017743</text:p>
          </table:table-cell>
          <table:table-cell/>
          <table:table-cell office:value-type="float" office:value="18.130242" calcext:value-type="float">
            <text:p>18.130242</text:p>
          </table:table-cell>
          <table:table-cell office:value-type="float" office:value="0.014372" calcext:value-type="float">
            <text:p>0.014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9_1</text:p>
          </table:table-cell>
          <table:table-cell/>
          <table:table-cell office:value-type="float" office:value="0.683728" calcext:value-type="float">
            <text:p>0.683728</text:p>
          </table:table-cell>
          <table:table-cell/>
          <table:table-cell office:value-type="float" office:value="312.813248" calcext:value-type="float">
            <text:p>312.813248</text:p>
          </table:table-cell>
          <table:table-cell office:value-type="float" office:value="0.248382" calcext:value-type="float">
            <text:p>0.2483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30_1</text:p>
          </table:table-cell>
          <table:table-cell/>
          <table:table-cell office:value-type="float" office:value="0.366985" calcext:value-type="float">
            <text:p>0.366985</text:p>
          </table:table-cell>
          <table:table-cell/>
          <table:table-cell office:value-type="float" office:value="5.471704" calcext:value-type="float">
            <text:p>5.471704</text:p>
          </table:table-cell>
          <table:table-cell office:value-type="float" office:value="0.210712" calcext:value-type="float">
            <text:p>0.2107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1_1</text:p>
          </table:table-cell>
          <table:table-cell table:number-columns-repeated="4"/>
          <table:table-cell office:value-type="float" office:value="39.301429" calcext:value-type="float">
            <text:p>39.3014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2_1</text:p>
          </table:table-cell>
          <table:table-cell/>
          <table:table-cell office:value-type="float" office:value="10.709527" calcext:value-type="float">
            <text:p>10.709527</text:p>
          </table:table-cell>
          <table:table-cell table:number-columns-repeated="2"/>
          <table:table-cell office:value-type="float" office:value="8.07699" calcext:value-type="float">
            <text:p>8.076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3_1</text:p>
          </table:table-cell>
          <table:table-cell/>
          <table:table-cell office:value-type="float" office:value="18.362954" calcext:value-type="float">
            <text:p>18.3629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4_1</text:p>
          </table:table-cell>
          <table:table-cell/>
          <table:table-cell office:value-type="float" office:value="2.042929" calcext:value-type="float">
            <text:p>2.042929</text:p>
          </table:table-cell>
          <table:table-cell table:number-columns-repeated="2"/>
          <table:table-cell office:value-type="float" office:value="1.262454" calcext:value-type="float">
            <text:p>1.2624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5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6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7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8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9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40_1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03:48:34.572339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10T04:46:25.164132499</dc:date>
    <meta:editing-duration>PT1H36M30S</meta:editing-duration>
    <meta:editing-cycles>27</meta:editing-cycles>
    <meta:generator>LibreOffice/5.1.6.2$Linux_X86_64 LibreOffice_project/10m0$Build-2</meta:generator>
    <meta:document-statistic meta:table-count="1" meta:cell-count="325" meta:object-count="0"/>
  </office:meta>
</office:document-meta>
</file>